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9"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 style:family="table-cell" style:parent-style-name="Default">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 style:family="table-cell" style:parent-style-name="Default">
      <style:table-cell-properties fo:background-color="transparent"/>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208"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09" style:family="table-cell" style:parent-style-name="Default">
      <style:table-cell-properties fo:border="none"/>
      <style:text-properties fo:font-size="11pt" fo:font-weight="bold" style:font-size-asian="11pt" style:font-weight-asian="bold" style:font-size-complex="11pt" style:font-weight-complex="bold"/>
    </style:style>
    <style:style style:name="ce21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9">
          <table:table-cell table:number-columns-repeated="2"/>
          <table:table-cell table:style-name="ce209" table:number-columns-repeated="5"/>
        </table:table-row>
        <table:table-row table:style-name="ro9">
          <table:table-cell/>
          <table:table-cell table:style-name="ce208" office:value-type="string">
            <text:p>sheet</text:p>
          </table:table-cell>
          <table:table-cell table:style-name="ce208" office:value-type="string">
            <text:p>title</text:p>
          </table:table-cell>
          <table:table-cell table:style-name="ce210" office:value-type="string" table:number-columns-spanned="2" table:number-rows-spanned="1">
            <text:p>transistors</text:p>
          </table:table-cell>
          <table:covered-table-cell table:style-name="ce210"/>
          <table:table-cell table:style-name="ce210" office:value-type="string" table:number-columns-spanned="2" table:number-rows-spanned="1">
            <text:p>gates</text:p>
          </table:table-cell>
          <table:covered-table-cell table:style-name="ce210"/>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10.04.2017</text:date>, <text:time>16:18: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0T16:18:39.29</dc:date>
    <meta:editing-duration>P134DT12H47M1S</meta:editing-duration>
    <meta:editing-cycles>341</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Function id(x As Variant)
	id = x
End Function

' K = \x y.x
Function fstArg(x As Variant, y As Variant)
	fstArg = x
End Function

' K I = (\b x.b) (\y.y) = \x.\y.y = \x y.y
Function sndArg(x As Variant, y As Variant)
	sndArg = y
End Function

Function swap(fn As Variant, x As Variant, y As Variant)
	swap = apply(fn, y, x)
End Function

' B = \f g x.f (g x)
Function compose(Optional ByVal f, Optional ByVal g, Optional x)
	Static oFn As Object : If isNull(oFn) Then : Set oFn = lookupFn("compose") : End If
	Dim result As Variant
	If isMissing(f) Then
		result = oFn
	Else
		If isString(f) Then
			f = lookupFn(f)
		End If
		If isMissing(g) Then
			result = apply1(result, f)
		Else
			If isString(g) Then
				g = lookupFn(g)
			End If
			If isMissing(x) Then
				result = apply1(apply1(oFn, f), g)
			Else
				result = apply1(f, apply1(g, x))
			End If
		End If
	End If
	'compose = apply(f, apply(g, x))
	compose = result
End Function

Function concat(a As String, b As String) As String
	concat = a &amp; b
End Function

Function startsWith(s As String, prefix As String) 
	startsWith = ((Len(prefix) &lt;= Len(s)) And (Mid(s, 1, Len(prefix)) = prefix))
End Function

Function add(Optional a As Long, Optional b As Long)
	Static oFn As Object : If isNull(oFn) Then : Set oFn = lookupFn("add") : End If
	Dim result As Variant
	If isMissing(a) Then
		result = oFn
	Else
		If isMissing(b) Then
			result = apply1(oFn, a)
		Else
			result = CLng(a + b)
		End If
	End If
	add = result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inRange(lo As Long, hi As Long, x As Long)
	Dim result As Boolean
	result = (lo &lt;= x) And (x &lt;= hi)
	inRange = result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add",				True, 2), _
			List("mul",				True, 2), _
			List("inRange",			True, 3),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add":				result = add(			a(0), a(1)			)
		Case "mul":				result = mul(			a(0), a(1)			)
		Case "inRange":			result = 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Dim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Dim fName As String
	If isString(fn) Then
		fName = fn
		fn = lookupFn(fName)
		If isEmpty(fn) Or isNull(fn) Then
			croak("apply: unknown function " &amp; fName)
		End If
	ElseIf isEmpty(fn) Or isNull(fn) Then
		croak("apply: invalid fn " &amp; toString(fn))
	End If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pBind(p As Parser, ByVal f As Variant)
	Dim fName As String
	If isString(f) Then
		fName = f
		f = lookupFn(fName)
		If isEmpty(f) Then
			croak("pBind: unknown function " &amp; toString(fName))
		End If
	End If
	' TODO: pBind: check if f is proper fn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apply("fstArg", pReturn(0))), _
			pBind(pStr("1"), apply("fstArg", pReturn(1)))_
		)
	End If
	pBinDigit = result
End Function

Function pDecDigit()
	Static result As Parser	' an uninitialized instance of Parser at first
	If result.tp = "" Then
		result = pChoice(pBinDigit,	pBind(pStr("2"), apply("fstArg", pReturn(2))))
		result = pChoice(result,	pBind(pStr("3"), apply("fstArg", pReturn(3))))
		result = pChoice(result,	pBind(pStr("4"), apply("fstArg", pReturn(4))))
		result = pChoice(result,	pBind(pStr("5"), apply("fstArg", pReturn(5))))
		result = pChoice(result,	pBind(pStr("6"), apply("fstArg", pReturn(6))))
		result = pChoice(result,	pBind(pStr("7"), apply("fstArg", pReturn(7))))
		result = pChoice(result,	pBind(pStr("8"), apply("fstArg", pReturn(8))))
		result = pChoice(result,	pBind(pStr("9"), apply("fstArg", pReturn(9))))
	End If
	pDecDigit = result
End Function

Function pHexDigit()
	Static result As Parser	' an uninitialized instance of Parser at first
	If result.tp = "" Then
		result = pChoice(pDecDigit,	pBind(pChoice(pStr("A"), pStr("a")), apply("fstArg", pReturn(10))) )
		result = pChoice(result,	pBind(pChoice(pStr("B"), pStr("b")), apply("fstArg", pReturn(11))) )
		result = pChoice(result,	pBind(pChoice(pStr("C"), pStr("c")), apply("fstArg", pReturn(12))) )
		result = pChoice(result,	pBind(pChoice(pStr("D"), pStr("d")), apply("fstArg", pReturn(13))) )
		result = pChoice(result,	pBind(pChoice(pStr("E"), pStr("e")), apply("fstArg", pReturn(14))) )
		result = pChoice(result,	pBind(pChoice(pStr("F"), pStr("f")), apply("fstArg", pReturn(15)))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test_Parser_hexLit()
' 12 sec for 864 ~&gt; 72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